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1</text:p>
      <text:p text:style-name="P5">Tytuł: Dodawanie pliku - image - poprawne.</text:p>
      <text:p text:style-name="P5">Warunki początkowe:</text:p>
      <text:list xml:id="list28315693" text:style-name="WWNum2">
        <text:list-item>
          <text:p text:style-name="P7">Otwarta strona główna serwisu</text:p>
        </text:list-item>
        <text:list-item>
          <text:p text:style-name="P7">W serwisie nie ma pliku o nazwie Test001.jpg</text:p>
        </text:list-item>
        <text:list-item>
          <text:p text:style-name="P7">Testujący dysponuje przygotowanym plikiem jpg.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Upload"</text:p>
          </table:table-cell>
          <table:table-cell table:style-name="Tabela1.B1" office:value-type="string">
            <text:p text:style-name="P2">Otwiera się strona z formularze dodawania pliku.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Wpisać w pola "Nazwa" : "Test001"; "Kategoria" : "Testy";</text:p>
            <text:p text:style-name="P2">"Typ pliku" : "image" i zapomocą przycisku "Wybierz plik" załączyć przygotowany plik jpg, po czym nacisnąć przycisk "Dodaj plik"</text:p>
          </table:table-cell>
          <table:table-cell table:style-name="Tabela1.B3" office:value-type="string">
            <text:p text:style-name="P2">Otwiera się strona z listą wszystkich plików, wśród których istnieje plik o nazwie "Test001.jpg"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14</meta:editing-cycles>
    <meta:creation-date>2014-04-02T09:45:00</meta:creation-date>
    <dc:date>2017-06-12T08:13:37.70</dc:date>
    <meta:editing-duration>PT10M</meta:editing-duration>
    <meta:generator>OpenOffice.org/3.3$Win32 OpenOffice.org_project/330m20$Build-9567</meta:generator>
    <meta:document-statistic meta:table-count="1" meta:image-count="0" meta:object-count="0" meta:page-count="1" meta:paragraph-count="16" meta:word-count="92" meta:character-count="6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